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draw:frame draw:style-name="a0" draw:name="圖片 1" text:anchor-type="as-char" svg:x="0in" svg:y="0in" svg:width="7.22083in" svg:height="10.46528in" style:rel-width="scale" style:rel-height="scale"><draw:image xlink:href="media/image1.emf" xlink:type="simple" xlink:show="embed" xlink:actuate="onLoad"/><svg:title/><svg:desc>農山保07-流程圖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3937in" fo:margin-bottom="0.3937in" fo:margin-right="0.3937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51in"/>
      </style:header-style>
      <style:footer-style>
        <style:header-footer-properties style:dynamic-spacing="true" fo:min-height="0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（民）農山保07-流程圖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簡易水土保持申報書審核</dc:title>
    <dc:subject>簡易水土保持申報書審核</dc:subject>
    <meta:keyword>水土保持</meta:keyword>
    <meta:initial-creator>農業局</meta:initial-creator>
    <dc:creator>田祐誠</dc:creator>
    <meta:creation-date>2019-01-31T06:28:00Z</meta:creation-date>
    <dc:date>2019-01-31T06:28:00Z</dc:date>
    <meta:print-date>2013-05-14T03:4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